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dd9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dd9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dd9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dd9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dd9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dd9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dd9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dd9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dd9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dd9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dd9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dd9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dd9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dd9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dd9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dd9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dd9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Keilys Isabel Àvila Lòp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aroní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1/10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991096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Gedgle Josè Àvila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381579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4.2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1" meta:non-whitespace-character-count="993"/>
    <meta:template xlink:type="simple" xlink:actuate="onRequest" xlink:title="Normal" xlink:href=""/>
  </office:meta>
</office:document-meta>
</file>